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e Wanderer</text:p>
      <text:p text:style-name="Preformatted_20_Text">Oh Well I'm the type of guy who will never settle down</text:p>
      <text:p text:style-name="Preformatted_20_Text">Where pretty girls are will you know that I'm around </text:p>
      <text:p text:style-name="Preformatted_20_Text">I kiss'em and I love'em 'cause to me they're all the same</text:p>
      <text:p text:style-name="Preformatted_20_Text">I hug'em and I squeeze'em they don't even know my name</text:p>
      <text:p text:style-name="Preformatted_20_Text"/>
      <text:p text:style-name="Preformatted_20_Text">They call me the wanderer yeah the wanderer</text:p>
      <text:p text:style-name="Preformatted_20_Text">I roam around around around around</text:p>
      <text:p text:style-name="Preformatted_20_Text"/>
      <text:p text:style-name="Preformatted_20_Text">Oh Well there's Flo on my left arm</text:p>
      <text:p text:style-name="Preformatted_20_Text">and there's Marry on my right</text:p>
      <text:p text:style-name="Preformatted_20_Text">And Jenny is the girl well <text:s/>that I'll be with tonight</text:p>
      <text:p text:style-name="Preformatted_20_Text">And when she asks me which one I love the best</text:p>
      <text:p text:style-name="Preformatted_20_Text">I'll tear open my shirt and show her Rosie on my chest </text:p>
      <text:p text:style-name="Preformatted_20_Text"/>
      <text:p text:style-name="Preformatted_20_Text">'Cause I'm the wanderer yeah the wanderer</text:p>
      <text:p text:style-name="Preformatted_20_Text">I roam around around around around</text:p>
      <text:p text:style-name="Preformatted_20_Text"/>
      <text:p text:style-name="Preformatted_20_Text">(A7 – B – E7 – E)</text:p>
      <text:p text:style-name="Preformatted_20_Text"/>
      <text:p text:style-name="Preformatted_20_Text">Oh, well I roam from town to town </text:p>
      <text:p text:style-name="Preformatted_20_Text">I go through life without a care </text:p>
      <text:p text:style-name="Preformatted_20_Text">And I'm as happy as a clown</text:p>
      <text:p text:style-name="Preformatted_20_Text"/>
      <text:p text:style-name="Preformatted_20_Text">with my two fists of iron but I'm going no where</text:p>
      <text:p text:style-name="Preformatted_20_Text"/>
      <text:p text:style-name="Preformatted_20_Text"/>
      <text:p text:style-name="Preformatted_20_Text">Oh yeah, I'm the type of guy that likes to roam around</text:p>
      <text:p text:style-name="Preformatted_20_Text">I'm never in one place I roam from town to town</text:p>
      <text:p text:style-name="Preformatted_20_Text">And when I find myself <text:s/>fallin' for some girl </text:p>
      <text:p text:style-name="Preformatted_20_Text">I hop right into that car of mine I drive around the world </text:p>
      <text:p text:style-name="Preformatted_20_Text"/>
      <text:p text:style-name="Preformatted_20_Text">Yah I'm the wanderer yeah the wanderer</text:p>
      <text:p text:style-name="Preformatted_20_Text">I roam around around around around</text:p>
      <text:p text:style-name="Preformatted_20_Text"/>
      <text:p text:style-name="Preformatted_20_Text">'Cause I'm the wanderer yeah the wanderer</text:p>
      <text:p text:style-name="Preformatted_20_Text">I roam around around around a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27" meta:word-count="233" meta:character-count="1111"/>
    <dc:date>2009-04-29T17:31:00</dc:date>
    <dc:creator>rodolfoap</dc:creator>
    <meta:editing-duration>PT00H01M44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